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ff6600" draw:opacity="25%"/>
      <style:paragraph-properties fo:text-align="center"/>
      <style:text-properties fo:font-size="12pt"/>
    </style:style>
    <style:style style:name="P4" style:family="paragraph">
      <loext:graphic-properties draw:fill-color="#801900" draw:opacity="25%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ff6600"/>
      <style:paragraph-properties fo:text-align="center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99ff66"/>
      <style:paragraph-properties fo:text-align="center"/>
      <style:text-properties fo:font-size="12pt"/>
    </style:style>
    <style:style style:name="gr1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4" draw:style-name="gr2" draw:text-style-name="P4" svg:width="0.1335in" svg:height="0.1335in" svg:x="6.3591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3" draw:text-style-name="P5" svg:width="0.1335in" svg:height="0.1335in" svg:x="1.4189in" svg:y="0.41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5" draw:text-style-name="P6" svg:width="0.1335in" svg:height="0.1335in" svg:x="0.395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7" draw:name="Shape 43" draw:style-name="gr3" draw:text-style-name="P5" svg:width="0.1335in" svg:height="0.1335in" svg:x="0.3929in" svg:y="0.159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6" draw:text-style-name="P7" svg:width="0.1335in" svg:height="0.1335in" svg:x="0.404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1" draw:text-style-name="P3" svg:width="0.1335in" svg:height="0.1335in" svg:x="0.349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7" draw:text-style-name="P8" svg:width="0.1335in" svg:height="0.1335in" svg:x="0.4091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4" draw:text-style-name="P4" svg:width="0.1343in" svg:height="0.1343in" svg:x="0.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1" draw:text-style-name="P3" svg:width="0.1335in" svg:height="0.1335in" svg:x="0.3992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3" draw:text-style-name="P5" svg:width="0.1335in" svg:height="0.1335in" svg:x="0.4071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45" draw:style-name="gr2" draw:text-style-name="P4" svg:width="0.1335in" svg:height="0.1335in" svg:x="0.4173in" svg:y="0.1618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0:25:08.884440417</dc:date>
    <meta:editing-duration>PT1H15M50S</meta:editing-duration>
    <meta:editing-cycles>8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